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rom_20_us-west-2_20_ec2">
      <style:table-properties table:display="true" style:writing-mode="lr-tb"/>
    </style:style>
    <style:style style:name="ta2" style:family="table" style:master-page-name="PageStyle_5f_from_20_WA_20_home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om us-west-2 ec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cross region ddb</text:p>
          </table:table-cell>
          <table:table-cell table:style-name="ce1" office:value-type="string" calcext:value-type="string">
            <text:p>cross region lambda</text:p>
          </table:table-cell>
          <table:table-cell table:style-name="ce1" office:value-type="string" calcext:value-type="string">
            <text:p>cloudfront cross region lambda</text:p>
          </table:table-cell>
          <table:table-cell table:number-columns-repeated="2"/>
          <table:table-cell table:style-name="ce1" office:value-type="string" calcext:value-type="string">
            <text:p>cross region ddb</text:p>
          </table:table-cell>
          <table:table-cell table:style-name="ce1" office:value-type="string" calcext:value-type="string">
            <text:p>cross region lambda</text:p>
          </table:table-cell>
          <table:table-cell table:style-name="ce1" office:value-type="string" calcext:value-type="string">
            <text:p>cloudfront cross region lambd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2"/>
          <table:table-cell table:style-name="ce2" table:formula="of:=[.C2]/[.B2]" office:value-type="percentage" office:value="4.87037037037037" calcext:value-type="percentage">
            <text:p>487.04%</text:p>
          </table:table-cell>
          <table:table-cell table:style-name="ce2" table:formula="of:=[.D2]/[.B2]" office:value-type="percentage" office:value="1.5462962962963" calcext:value-type="percentage">
            <text:p>154.63%</text:p>
          </table:table-cell>
          <table:table-cell table:style-name="ce2" table:formula="of:=[.E2]/[.B2]" office:value-type="percentage" office:value="1.87037037037037" calcext:value-type="percentage">
            <text:p>187.04%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office:value-type="float" office:value="1836" calcext:value-type="float">
            <text:p>1836</text:p>
          </table:table-cell>
          <table:table-cell table:style-name="ce1" office:value-type="float" office:value="3446" calcext:value-type="float">
            <text:p>3446</text:p>
          </table:table-cell>
          <table:table-cell table:style-name="ce1" office:value-type="float" office:value="1936" calcext:value-type="float">
            <text:p>1936</text:p>
          </table:table-cell>
          <table:table-cell table:style-name="ce1" office:value-type="float" office:value="1859" calcext:value-type="float">
            <text:p>1859</text:p>
          </table:table-cell>
          <table:table-cell table:number-columns-repeated="2"/>
          <table:table-cell table:style-name="ce2" table:formula="of:=[.C3]/[.B3]" office:value-type="percentage" office:value="1.87690631808279" calcext:value-type="percentage">
            <text:p>187.69%</text:p>
          </table:table-cell>
          <table:table-cell table:style-name="ce2" table:formula="of:=[.D3]/[.B3]" office:value-type="percentage" office:value="1.05446623093682" calcext:value-type="percentage">
            <text:p>105.45%</text:p>
          </table:table-cell>
          <table:table-cell table:style-name="ce2" table:formula="of:=[.E3]/[.B3]" office:value-type="percentage" office:value="1.01252723311547" calcext:value-type="percentage">
            <text:p>101.25%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office:value-type="float" office:value="202.4" calcext:value-type="float">
            <text:p>202.4</text:p>
          </table:table-cell>
          <table:table-cell table:style-name="ce1" office:value-type="float" office:value="1652.8" calcext:value-type="float">
            <text:p>1652.8</text:p>
          </table:table-cell>
          <table:table-cell table:style-name="ce1" office:value-type="float" office:value="262.5" calcext:value-type="float">
            <text:p>262.5</text:p>
          </table:table-cell>
          <table:table-cell table:style-name="ce1" office:value-type="float" office:value="399.5" calcext:value-type="float">
            <text:p>399.5</text:p>
          </table:table-cell>
          <table:table-cell table:number-columns-repeated="2"/>
          <table:table-cell table:style-name="ce2" table:formula="of:=[.C4]/[.B4]" office:value-type="percentage" office:value="8.16600790513834" calcext:value-type="percentage">
            <text:p>816.60%</text:p>
          </table:table-cell>
          <table:table-cell table:style-name="ce2" table:formula="of:=[.D4]/[.B4]" office:value-type="percentage" office:value="1.29693675889328" calcext:value-type="percentage">
            <text:p>129.69%</text:p>
          </table:table-cell>
          <table:table-cell table:style-name="ce2" table:formula="of:=[.E4]/[.B4]" office:value-type="percentage" office:value="1.97381422924901" calcext:value-type="percentage">
            <text:p>197.38%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p95</text:p>
          </table:table-cell>
          <table:table-cell table:style-name="ce1" office:value-type="float" office:value="528.6" calcext:value-type="float">
            <text:p>528.6</text:p>
          </table:table-cell>
          <table:table-cell table:style-name="ce1" office:value-type="float" office:value="1978.7" calcext:value-type="float">
            <text:p>1978.7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88.5" calcext:value-type="float">
            <text:p>788.5</text:p>
          </table:table-cell>
          <table:table-cell table:number-columns-repeated="2"/>
          <table:table-cell table:style-name="ce2" table:formula="of:=[.C5]/[.B5]" office:value-type="percentage" office:value="3.74328414680288" calcext:value-type="percentage">
            <text:p>374.33%</text:p>
          </table:table-cell>
          <table:table-cell table:style-name="ce2" table:formula="of:=[.D5]/[.B5]" office:value-type="percentage" office:value="1.12750662126372" calcext:value-type="percentage">
            <text:p>112.75%</text:p>
          </table:table-cell>
          <table:table-cell table:style-name="ce2" table:formula="of:=[.E5]/[.B5]" office:value-type="percentage" office:value="1.49167612561483" calcext:value-type="percentage">
            <text:p>149.17%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p99</text:p>
          </table:table-cell>
          <table:table-cell table:style-name="ce1" office:value-type="float" office:value="620.3" calcext:value-type="float">
            <text:p>620.3</text:p>
          </table:table-cell>
          <table:table-cell table:style-name="ce1" office:value-type="float" office:value="2186.8" calcext:value-type="float">
            <text:p>2186.8</text:p>
          </table:table-cell>
          <table:table-cell table:style-name="ce1" office:value-type="float" office:value="645.6" calcext:value-type="float">
            <text:p>645.6</text:p>
          </table:table-cell>
          <table:table-cell table:style-name="ce1" office:value-type="float" office:value="925.4" calcext:value-type="float">
            <text:p>925.4</text:p>
          </table:table-cell>
          <table:table-cell table:number-columns-repeated="2"/>
          <table:table-cell table:style-name="ce2" table:formula="of:=[.C6]/[.B6]" office:value-type="percentage" office:value="3.52539093986781" calcext:value-type="percentage">
            <text:p>352.54%</text:p>
          </table:table-cell>
          <table:table-cell table:style-name="ce2" table:formula="of:=[.D6]/[.B6]" office:value-type="percentage" office:value="1.04078671610511" calcext:value-type="percentage">
            <text:p>104.08%</text:p>
          </table:table-cell>
          <table:table-cell table:style-name="ce2" table:formula="of:=[.E6]/[.B6]" office:value-type="percentage" office:value="1.49185877801064" calcext:value-type="percentage">
            <text:p>149.19%</text:p>
          </table:table-cell>
          <table:table-cell table:style-name="ce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from us-west-2 ec2'.G26" table:end-x="43.34pt" table:end-y="5.22pt" draw:z-index="0" draw:name="Chart 1" draw:style-name="gr1" draw:text-style-name="P1" svg:width="449.97pt" svg:height="278.22pt" svg:x="14.26pt" svg:y="10.49pt">
              <draw:object draw:notify-on-update-of-ranges="'from us-west-2 ec2'.A2:'from us-west-2 ec2'.A6 'from us-west-2 ec2'.B1:'from us-west-2 ec2'.B1 'from us-west-2 ec2'.B2:'from us-west-2 ec2'.B6 'from us-west-2 ec2'.C1:'from us-west-2 ec2'.C1 'from us-west-2 ec2'.C2:'from us-west-2 ec2'.C6 'from us-west-2 ec2'.D1:'from us-west-2 ec2'.D1 'from us-west-2 ec2'.D2:'from us-west-2 ec2'.D6 'from us-west-2 ec2'.E1:'from us-west-2 ec2'.E1 'from us-west-2 ec2'.E2:'from us-west-2 ec2'.E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om WA home" table:style-name="ta2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cross region ddb</text:p>
          </table:table-cell>
          <table:table-cell table:style-name="ce1" office:value-type="string" calcext:value-type="string">
            <text:p>cross region lambda</text:p>
          </table:table-cell>
          <table:table-cell table:style-name="ce1" office:value-type="string" calcext:value-type="string">
            <text:p>cloudfront cross region lambda</text:p>
          </table:table-cell>
          <table:table-cell table:number-columns-repeated="2"/>
          <table:table-cell table:style-name="ce1" office:value-type="string" calcext:value-type="string">
            <text:p>cross region ddb</text:p>
          </table:table-cell>
          <table:table-cell table:style-name="ce1" office:value-type="string" calcext:value-type="string">
            <text:p>cross region lambda</text:p>
          </table:table-cell>
          <table:table-cell table:style-name="ce1" office:value-type="string" calcext:value-type="string">
            <text:p>cloudfront cross region lambd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2" calcext:value-type="float">
            <text:p>182</text:p>
          </table:table-cell>
          <table:table-cell table:number-columns-repeated="2"/>
          <table:table-cell table:style-name="ce2" table:formula="of:=[.C2]/[.B2]" office:value-type="percentage" office:value="4.42016806722689" calcext:value-type="percentage">
            <text:p>442.02%</text:p>
          </table:table-cell>
          <table:table-cell table:style-name="ce2" table:formula="of:=[.D2]/[.B2]" office:value-type="percentage" office:value="1.57142857142857" calcext:value-type="percentage">
            <text:p>157.14%</text:p>
          </table:table-cell>
          <table:table-cell table:style-name="ce2" table:formula="of:=[.E2]/[.B2]" office:value-type="percentage" office:value="1.52941176470588" calcext:value-type="percentage">
            <text:p>152.94%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3127" calcext:value-type="float">
            <text:p>3127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3186" calcext:value-type="float">
            <text:p>3186</text:p>
          </table:table-cell>
          <table:table-cell table:number-columns-repeated="2"/>
          <table:table-cell table:style-name="ce2" table:formula="of:=[.C3]/[.B3]" office:value-type="percentage" office:value="1.7257174392936" calcext:value-type="percentage">
            <text:p>172.57%</text:p>
          </table:table-cell>
          <table:table-cell table:style-name="ce2" table:formula="of:=[.D3]/[.B3]" office:value-type="percentage" office:value="0.573399558498896" calcext:value-type="percentage">
            <text:p>57.34%</text:p>
          </table:table-cell>
          <table:table-cell table:style-name="ce2" table:formula="of:=[.E3]/[.B3]" office:value-type="percentage" office:value="1.75827814569536" calcext:value-type="percentage">
            <text:p>175.83%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office:value-type="float" office:value="228.2" calcext:value-type="float">
            <text:p>228.2</text:p>
          </table:table-cell>
          <table:table-cell table:style-name="ce1" office:value-type="float" office:value="1686.1" calcext:value-type="float">
            <text:p>1686.1</text:p>
          </table:table-cell>
          <table:table-cell table:style-name="ce1" office:value-type="float" office:value="278.7" calcext:value-type="float">
            <text:p>278.7</text:p>
          </table:table-cell>
          <table:table-cell table:style-name="ce1" office:value-type="float" office:value="415.8" calcext:value-type="float">
            <text:p>415.8</text:p>
          </table:table-cell>
          <table:table-cell table:number-columns-repeated="2"/>
          <table:table-cell table:style-name="ce2" table:formula="of:=[.C4]/[.B4]" office:value-type="percentage" office:value="7.38869412795793" calcext:value-type="percentage">
            <text:p>738.87%</text:p>
          </table:table-cell>
          <table:table-cell table:style-name="ce2" table:formula="of:=[.D4]/[.B4]" office:value-type="percentage" office:value="1.22129710780018" calcext:value-type="percentage">
            <text:p>122.13%</text:p>
          </table:table-cell>
          <table:table-cell table:style-name="ce2" table:formula="of:=[.E4]/[.B4]" office:value-type="percentage" office:value="1.82208588957055" calcext:value-type="percentage">
            <text:p>182.21%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p95</text:p>
          </table:table-cell>
          <table:table-cell table:style-name="ce1" office:value-type="float" office:value="572.6" calcext:value-type="float">
            <text:p>572.6</text:p>
          </table:table-cell>
          <table:table-cell table:style-name="ce1" office:value-type="float" office:value="1939.5" calcext:value-type="float">
            <text:p>1939.5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837" calcext:value-type="float">
            <text:p>837</text:p>
          </table:table-cell>
          <table:table-cell table:number-columns-repeated="2"/>
          <table:table-cell table:style-name="ce2" table:formula="of:=[.C5]/[.B5]" office:value-type="percentage" office:value="3.38718127837932" calcext:value-type="percentage">
            <text:p>338.72%</text:p>
          </table:table-cell>
          <table:table-cell table:style-name="ce2" table:formula="of:=[.D5]/[.B5]" office:value-type="percentage" office:value="1.06182326231226" calcext:value-type="percentage">
            <text:p>106.18%</text:p>
          </table:table-cell>
          <table:table-cell table:style-name="ce2" table:formula="of:=[.E5]/[.B5]" office:value-type="percentage" office:value="1.46175340551869" calcext:value-type="percentage">
            <text:p>146.18%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p99</text:p>
          </table:table-cell>
          <table:table-cell table:style-name="ce1" office:value-type="float" office:value="671.9" calcext:value-type="float">
            <text:p>671.9</text:p>
          </table:table-cell>
          <table:table-cell table:style-name="ce1" office:value-type="float" office:value="2143.5" calcext:value-type="float">
            <text:p>2143.5</text:p>
          </table:table-cell>
          <table:table-cell table:style-name="ce1" office:value-type="float" office:value="671.9" calcext:value-type="float">
            <text:p>671.9</text:p>
          </table:table-cell>
          <table:table-cell table:style-name="ce1" office:value-type="float" office:value="1274" calcext:value-type="float">
            <text:p>1274</text:p>
          </table:table-cell>
          <table:table-cell table:number-columns-repeated="2"/>
          <table:table-cell table:style-name="ce2" table:formula="of:=[.C6]/[.B6]" office:value-type="percentage" office:value="3.19020687602322" calcext:value-type="percentage">
            <text:p>319.02%</text:p>
          </table:table-cell>
          <table:table-cell table:style-name="ce2" table:formula="of:=[.D6]/[.B6]" office:value-type="percentage" office:value="1" calcext:value-type="percentage">
            <text:p>100.00%</text:p>
          </table:table-cell>
          <table:table-cell table:style-name="ce2" table:formula="of:=[.E6]/[.B6]" office:value-type="percentage" office:value="1.89611549337699" calcext:value-type="percentage">
            <text:p>189.61%</text:p>
          </table:table-cell>
          <table:table-cell table:style-name="ce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from WA home'.G26" table:end-x="43.34pt" table:end-y="5.22pt" draw:z-index="0" draw:name="Chart 2" draw:style-name="gr1" draw:text-style-name="P1" svg:width="449.97pt" svg:height="278.22pt" svg:x="14.26pt" svg:y="10.49pt">
              <draw:object draw:notify-on-update-of-ranges="'from WA home'.A2:'from WA home'.A6 'from WA home'.B1:'from WA home'.B1 'from WA home'.B2:'from WA home'.B6 'from WA home'.C1:'from WA home'.C1 'from WA home'.C2:'from WA home'.C6 'from WA home'.D1:'from WA home'.D1 'from WA home'.D2:'from WA home'.D6 'from WA home'.E1:'from WA home'.E1 'from WA home'.E2:'from WA home'.E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om_20_us-west-2_20_ec2" style:display-name="PageStyle_from us-west-2 ec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m_20_WA_20_home" style:display-name="PageStyle_from WA ho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4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0.41cm" svg:y="3.862cm" style:legend-expansion="high" chart:style-name="ch2"/>
        <chart:plot-area chart:style-name="ch3" table:cell-range-address="'from us-west-2 ec2'.A1:'from us-west-2 ec2'.E6" chart:data-source-has-labels="both" svg:x="0.317cm" svg:y="0.196cm" svg:width="9.776cm" svg:height="9.424cm">
          <chartooo:coordinate-region svg:x="1.159cm" svg:y="0.395cm" svg:width="8.934cm" svg:height="8.728cm"/>
          <chart:axis chart:dimension="x" chart:name="primary-x" chart:style-name="ch4" chartooo:axis-type="text">
            <chart:categories table:cell-range-address="'from us-west-2 ec2'.A2:'from us-west-2 ec2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om us-west-2 ec2'.B2:'from us-west-2 ec2'.B6" chart:label-cell-address="'from us-west-2 ec2'.B1:'from us-west-2 ec2'.B1" chart:class="chart:bar">
            <chart:data-point chart:repeated="5"/>
          </chart:series>
          <chart:series chart:style-name="ch8" chart:values-cell-range-address="'from us-west-2 ec2'.C2:'from us-west-2 ec2'.C6" chart:label-cell-address="'from us-west-2 ec2'.C1:'from us-west-2 ec2'.C1" chart:class="chart:bar">
            <chart:data-point chart:repeated="5"/>
          </chart:series>
          <chart:series chart:style-name="ch9" chart:values-cell-range-address="'from us-west-2 ec2'.D2:'from us-west-2 ec2'.D6" chart:label-cell-address="'from us-west-2 ec2'.D1:'from us-west-2 ec2'.D1" chart:class="chart:bar">
            <chart:data-point chart:repeated="5"/>
          </chart:series>
          <chart:series chart:style-name="ch10" chart:values-cell-range-address="'from us-west-2 ec2'.E2:'from us-west-2 ec2'.E6" chart:label-cell-address="'from us-west-2 ec2'.E1:'from us-west-2 ec2'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'from us-west-2 ec2'.B1:'from us-west-2 ec2'.B1</svg:desc>
                </draw:g>
              </table:table-cell>
              <table:table-cell office:value-type="string">
                <text:p>cross region ddb</text:p>
                <draw:g>
                  <svg:desc>'from us-west-2 ec2'.C1:'from us-west-2 ec2'.C1</svg:desc>
                </draw:g>
              </table:table-cell>
              <table:table-cell office:value-type="string">
                <text:p>cross region lambda</text:p>
                <draw:g>
                  <svg:desc>'from us-west-2 ec2'.D1:'from us-west-2 ec2'.D1</svg:desc>
                </draw:g>
              </table:table-cell>
              <table:table-cell office:value-type="string">
                <text:p>cloudfront cross region lambda</text:p>
                <draw:g>
                  <svg:desc>'from us-west-2 ec2'.E1:'from us-west-2 ec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'from us-west-2 ec2'.A2:'from us-west-2 ec2'.A6</svg:desc>
                </draw:g>
              </table:table-cell>
              <table:table-cell office:value-type="float" office:value="108">
                <text:p>108</text:p>
                <draw:g>
                  <svg:desc>'from us-west-2 ec2'.B2:'from us-west-2 ec2'.B6</svg:desc>
                </draw:g>
              </table:table-cell>
              <table:table-cell office:value-type="float" office:value="526">
                <text:p>526</text:p>
                <draw:g>
                  <svg:desc>'from us-west-2 ec2'.C2:'from us-west-2 ec2'.C6</svg:desc>
                </draw:g>
              </table:table-cell>
              <table:table-cell office:value-type="float" office:value="167">
                <text:p>167</text:p>
                <draw:g>
                  <svg:desc>'from us-west-2 ec2'.D2:'from us-west-2 ec2'.D6</svg:desc>
                </draw:g>
              </table:table-cell>
              <table:table-cell office:value-type="float" office:value="202">
                <text:p>202</text:p>
                <draw:g>
                  <svg:desc>'from us-west-2 ec2'.E2:'from us-west-2 ec2'.E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836">
                <text:p>1836</text:p>
              </table:table-cell>
              <table:table-cell office:value-type="float" office:value="3446">
                <text:p>3446</text:p>
              </table:table-cell>
              <table:table-cell office:value-type="float" office:value="1936">
                <text:p>1936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202.4">
                <text:p>202.4</text:p>
              </table:table-cell>
              <table:table-cell office:value-type="float" office:value="1652.8">
                <text:p>1652.8</text:p>
              </table:table-cell>
              <table:table-cell office:value-type="float" office:value="262.5">
                <text:p>262.5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string">
                <text:p>p95</text:p>
              </table:table-cell>
              <table:table-cell office:value-type="float" office:value="528.6">
                <text:p>528.6</text:p>
              </table:table-cell>
              <table:table-cell office:value-type="float" office:value="1978.7">
                <text:p>1978.7</text:p>
              </table:table-cell>
              <table:table-cell office:value-type="float" office:value="596">
                <text:p>596</text:p>
              </table:table-cell>
              <table:table-cell office:value-type="float" office:value="788.5">
                <text:p>788.5</text:p>
              </table:table-cell>
            </table:table-row>
            <table:table-row>
              <table:table-cell office:value-type="string">
                <text:p>p99</text:p>
              </table:table-cell>
              <table:table-cell office:value-type="float" office:value="620.3">
                <text:p>620.3</text:p>
              </table:table-cell>
              <table:table-cell office:value-type="float" office:value="2186.8">
                <text:p>2186.8</text:p>
              </table:table-cell>
              <table:table-cell office:value-type="float" office:value="645.6">
                <text:p>645.6</text:p>
              </table:table-cell>
              <table:table-cell office:value-type="float" office:value="925.4">
                <text:p>92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0.41cm" svg:y="3.862cm" style:legend-expansion="high" chart:style-name="ch2"/>
        <chart:plot-area chart:style-name="ch3" table:cell-range-address="'from WA home'.A1:'from WA home'.E6" chart:data-source-has-labels="both" svg:x="0.317cm" svg:y="0.196cm" svg:width="9.776cm" svg:height="9.424cm">
          <chartooo:coordinate-region svg:x="1.159cm" svg:y="0.395cm" svg:width="8.934cm" svg:height="8.728cm"/>
          <chart:axis chart:dimension="x" chart:name="primary-x" chart:style-name="ch4" chartooo:axis-type="text">
            <chart:categories table:cell-range-address="'from WA home'.A2:'from WA home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om WA home'.B2:'from WA home'.B6" chart:label-cell-address="'from WA home'.B1:'from WA home'.B1" chart:class="chart:bar">
            <chart:data-point chart:repeated="5"/>
          </chart:series>
          <chart:series chart:style-name="ch8" chart:values-cell-range-address="'from WA home'.C2:'from WA home'.C6" chart:label-cell-address="'from WA home'.C1:'from WA home'.C1" chart:class="chart:bar">
            <chart:data-point chart:repeated="5"/>
          </chart:series>
          <chart:series chart:style-name="ch9" chart:values-cell-range-address="'from WA home'.D2:'from WA home'.D6" chart:label-cell-address="'from WA home'.D1:'from WA home'.D1" chart:class="chart:bar">
            <chart:data-point chart:repeated="5"/>
          </chart:series>
          <chart:series chart:style-name="ch10" chart:values-cell-range-address="'from WA home'.E2:'from WA home'.E6" chart:label-cell-address="'from WA home'.E1:'from WA home'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'from WA home'.B1:'from WA home'.B1</svg:desc>
                </draw:g>
              </table:table-cell>
              <table:table-cell office:value-type="string">
                <text:p>cross region ddb</text:p>
                <draw:g>
                  <svg:desc>'from WA home'.C1:'from WA home'.C1</svg:desc>
                </draw:g>
              </table:table-cell>
              <table:table-cell office:value-type="string">
                <text:p>cross region lambda</text:p>
                <draw:g>
                  <svg:desc>'from WA home'.D1:'from WA home'.D1</svg:desc>
                </draw:g>
              </table:table-cell>
              <table:table-cell office:value-type="string">
                <text:p>cloudfront cross region lambda</text:p>
                <draw:g>
                  <svg:desc>'from WA home'.E1:'from WA hom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'from WA home'.A2:'from WA home'.A6</svg:desc>
                </draw:g>
              </table:table-cell>
              <table:table-cell office:value-type="float" office:value="119">
                <text:p>119</text:p>
                <draw:g>
                  <svg:desc>'from WA home'.B2:'from WA home'.B6</svg:desc>
                </draw:g>
              </table:table-cell>
              <table:table-cell office:value-type="float" office:value="526">
                <text:p>526</text:p>
                <draw:g>
                  <svg:desc>'from WA home'.C2:'from WA home'.C6</svg:desc>
                </draw:g>
              </table:table-cell>
              <table:table-cell office:value-type="float" office:value="187">
                <text:p>187</text:p>
                <draw:g>
                  <svg:desc>'from WA home'.D2:'from WA home'.D6</svg:desc>
                </draw:g>
              </table:table-cell>
              <table:table-cell office:value-type="float" office:value="182">
                <text:p>182</text:p>
                <draw:g>
                  <svg:desc>'from WA home'.E2:'from WA home'.E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812">
                <text:p>1812</text:p>
              </table:table-cell>
              <table:table-cell office:value-type="float" office:value="3127">
                <text:p>3127</text:p>
              </table:table-cell>
              <table:table-cell office:value-type="float" office:value="1039">
                <text:p>1039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228.2">
                <text:p>228.2</text:p>
              </table:table-cell>
              <table:table-cell office:value-type="float" office:value="1686.1">
                <text:p>1686.1</text:p>
              </table:table-cell>
              <table:table-cell office:value-type="float" office:value="278.7">
                <text:p>278.7</text:p>
              </table:table-cell>
              <table:table-cell office:value-type="float" office:value="415.8">
                <text:p>415.8</text:p>
              </table:table-cell>
            </table:table-row>
            <table:table-row>
              <table:table-cell office:value-type="string">
                <text:p>p95</text:p>
              </table:table-cell>
              <table:table-cell office:value-type="float" office:value="572.6">
                <text:p>572.6</text:p>
              </table:table-cell>
              <table:table-cell office:value-type="float" office:value="1939.5">
                <text:p>1939.5</text:p>
              </table:table-cell>
              <table:table-cell office:value-type="float" office:value="608">
                <text:p>60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p99</text:p>
              </table:table-cell>
              <table:table-cell office:value-type="float" office:value="671.9">
                <text:p>671.9</text:p>
              </table:table-cell>
              <table:table-cell office:value-type="float" office:value="2143.5">
                <text:p>2143.5</text:p>
              </table:table-cell>
              <table:table-cell office:value-type="float" office:value="671.9">
                <text:p>671.9</text:p>
              </table:table-cell>
              <table:table-cell office:value-type="float" office:value="1274">
                <text:p>12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